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4">
      <style:text-properties fo:font-weight="bold" style:font-weight-asian="bold" style:font-weight-complex="bold"/>
    </style:style>
    <style:style style:name="P6" style:family="paragraph" style:parent-style-name="Text_20_body" style:list-style-name="L4">
      <style:text-properties fo:font-weight="normal" style:font-weight-asian="normal" style:font-weight-complex="normal"/>
    </style:style>
    <style:style style:name="P7"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File Format<text:tab/>1</text:p>
          <text:p text:style-name="P1">Header<text:tab/>1</text:p>
          <text:p text:style-name="P1">Main code<text:tab/>1</text:p>
          <text:p text:style-name="P1">Literals<text:tab/>2</text:p>
          <text:p text:style-name="P2">Instruction Opcodes<text:tab/>2</text:p>
          <text:p text:style-name="P1">Opcode sections<text:tab/>2</text:p>
          <text:p text:style-name="P1">Opcodes<text:tab/>2</text:p>
          <text:p text:style-name="P2">Literal Data<text:tab/>3</text:p>
          <text:p text:style-name="P2">Discussion<text:tab/>3</text:p>
          <text:p text:style-name="P1">Boolean type<text:tab/>3</text:p>
          <text:p text:style-name="P1">Error handling<text:tab/>3</text:p>
        </text:index-body>
      </text:table-of-content>
      <text:p text:style-name="Text_20_body"/>
      <text:h text:style-name="Heading_20_1" text:outline-level="1">File Format</text:h>
      <text:h text:style-name="Heading_20_2" text:outline-level="2">Header</text:h>
      <text:p text:style-name="Text_20_body">The header consists of the following parts:</text:p>
      <text:list xml:id="list493684704" text:style-name="L1">
        <text:list-item>
          <text:p text:style-name="P3">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3">A single byte describing the byte code version, the first four bits denoting the major revision, the last four bits denoting the minor revision. This version is <text:span text:style-name="Teletype">02</text:span>.</text:p>
        </text:list-item>
        <text:list-item>
          <text:p text:style-name="P3">Four bytes, read as an big endian unsigned integer, specifying code length, which is the total number of instructions.</text:p>
        </text:list-item>
        <text:list-item>
          <text:p text:style-name="P3">The code, explained in the next section.</text:p>
        </text:list-item>
        <text:list-item>
          <text:p text:style-name="P3">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519248301" text:style-name="L2">
        <text:list-item>
          <text:p text:style-name="P4">An unsigned integer value, for the index in the list of literals.</text:p>
        </text:list-item>
        <text:list-item>
          <text:p text:style-name="P4">A signed integer value, for the offset for a jump.</text:p>
        </text:list-item>
        <text:list-item>
          <text:p text:style-name="P4"><text:soft-page-break/>A signed integer value, for short integer literal numbers in the source.</text:p>
        </text:list-item>
        <text:list-item>
          <text:p text:style-name="P4">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text:p>
      <text:h text:style-name="Heading_20_1" text:outline-level="1">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3"/>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C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0</text:span></text:p>
          </table:table-cell>
        </table:table-row>
        <text:soft-page-break/>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0</text:span></text:p>
          </table:table-cell>
        </table:table-row>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C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C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C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C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C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C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text:p>
      <text:p text:style-name="Text_20_body">For numbers, the type is followed by eight bytes, which is read as a double precision floating point number.</text:p>
      <text:h text:style-name="Heading_20_1" text:outline-level="1"><text:soft-page-break/>Modules</text:h>
      <text:h text:style-name="Heading_20_2" text:outline-level="2">Definition</text:h>
      <text:p text:style-name="Text_20_body">A module is a Déjà Vu program, which is run the first time when the word <text:span text:style-name="Source_20_Text">use</text:span> is called with its name on top of the stack.</text:p>
      <text:h text:style-name="Heading_20_2" text:outline-level="2">Locations</text:h>
      <text:h text:style-name="Heading_20_1" text:outline-level="1">Discussion</text:h>
      <text:h text:style-name="Heading_20_2" text:outline-level="2">Module system</text:h>
      <text:p text:style-name="Text_20_body">Possible solutions:</text:p>
      <text:list xml:id="list216928857" text:style-name="L4">
        <text:list-item>
          <text:p text:style-name="P5"><text:span text:style-name="T2">Keep current solution</text:span>.</text:p>
        </text:list-item>
        <text:list-item>
          <text:p text:style-name="P6"><text:span text:style-name="T1">Implement more advanced module system, appending file extensions</text:span>.</text:p>
        </text:list-item>
      </text:list>
      <text:h text:style-name="Heading_20_1" text:outline-level="1">Changes</text:h>
      <text:list xml:id="list201472016" text:style-name="L5">
        <text:list-item>
          <text:p text:style-name="P7">This version adds a new datatype (dict), a new byte code section (Dict control) and four opcodes in that section (<text:span text:style-name="Teletype">NEW_DICT</text:span>, <text:span text:style-name="Teletype">HAS_DICT</text:span>, <text:span text:style-name="Teletype">GET_DICT</text:span> and <text:span text:style-name="Teletype">SET_DICT</text:span>).</text:p>
        </text:list-item>
        <text:list-item>
          <text:p text:style-name="P7">It defines three new opcodes in the List control section (<text:span text:style-name="Teletype">POP_FROM</text:span>, <text:span text:style-name="Teletype">PUSH_TO</text:span> and <text:span text:style-name="Teletype">PUSH_THROUGH</text:span>)</text:p>
        </text:list-item>
        <text:list-item>
          <text:p text:style-name="P7">It defines three new opcodes in the Stack control section (<text:span text:style-name="Teletype">SWAP</text:span>, <text:span text:style-name="Teletype">ROT</text:span> and <text:span text:style-name="Teletype">OV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style:font-name-asian="WenQuanYi Micro Hei1"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1-11-17T10:11:24</dc:date>
    <dc:creator>Robin Wellner</dc:creator>
    <meta:editing-duration>PT14H4M14S</meta:editing-duration>
    <meta:editing-cycles>61</meta:editing-cycles>
    <meta:generator>LibreOffice/3.3$Unix LibreOffice_project/330m19$Build-202</meta:generator>
    <meta:document-statistic meta:table-count="3" meta:image-count="0" meta:object-count="0" meta:page-count="4" meta:paragraph-count="173" meta:word-count="676" meta:character-count="4065"/>
  </office:meta>
</office:document-meta>
</file>